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accelerato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toolpanel/"/>
  <manifest:file-entry manifest:media-type="" manifest:full-path="Object 15/menubar/"/>
  <manifest:file-entry manifest:media-type="" manifest:full-path="Object 15/toolbar/"/>
  <manifest:file-entry manifest:media-type="" manifest:full-path="Object 15/images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959cm" table:align="left"/>
    </style:style>
    <style:style style:name="Table1.A" style:family="table-column">
      <style:table-column-properties style:column-width="4.815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55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45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0.57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O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O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8.784cm" table:align="left"/>
    </style:style>
    <style:style style:name="Tabelle1.A" style:family="table-column">
      <style:table-column-properties style:column-width="4.048cm"/>
    </style:style>
    <style:style style:name="Tabelle1.B" style:family="table-column">
      <style:table-column-properties style:column-width="4.73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10pt" style:font-size-asian="8.75pt" style:font-size-complex="10pt"/>
    </style:style>
    <style:style style:name="P2" style:family="paragraph" style:parent-style-name="Table_20_Contents"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62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weight="bold" style:font-size-asian="8.75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weight="normal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>
        <style:tab-stops>
          <style:tab-stop style:position="7.62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7.62cm"/>
        </style:tab-stops>
      </style:paragraph-properties>
      <style:text-properties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a I Klausurvorbereitung / Klausurzettel</text:p>
      <text:p text:style-name="P15"/>
      <text:p text:style-name="P8">Umformungen:</text:p>
      <text:p text:style-name="P14"><draw:frame draw:style-name="fr2" draw:name="Object1" text:anchor-type="as-char" svg:y="-3.45cm" svg:width="11.03cm" svg:height="17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8">Aufwandsberechnung:</text:p>
      <text:p text:style-name="P10">„Ist limes f durch g konstant,</text:p>
      <text:p text:style-name="P10">f gleich groß O(g) gilt <draw:frame draw:style-name="fr2" draw:name="Object20" text:anchor-type="as-char" svg:y="-0.187cm" svg:width="0.436cm" svg:height="0.208cm" draw:z-index="9"><draw:object xlink:href="./Object 20" xlink:type="simple" xlink:show="embed" xlink:actuate="onLoad"/><draw:image xlink:href="./ObjectReplacements/Object 20" xlink:type="simple" xlink:show="embed" xlink:actuate="onLoad"/><svg:desc>Formel</svg:desc></draw:frame>ist bekannt.</text:p>
      <text:p text:style-name="P10"/>
      <text:p text:style-name="P10">Ist auch g gleich groß O(f), wird’s netter,</text:p>
      <text:p text:style-name="P10">dann gilt für beide nämlich Theta! „</text:p>
      <text:p text:style-name="P10"/>
      <text:p text:style-name="P12">Komplexität:</text:p>
      <text:p text:style-name="P11">Die Komplexität ist das Infimum der Aufwände der Algorithmen des Problems, also der kleinste Aufwand, der betrieben werden muss um ein Problem zu lösen.</text:p>
      <text:p text:style-name="P11"/>
      <text:p text:style-name="P11"/>
      <text:p text:style-name="P11"/>
      <text:p text:style-name="P11"/>
      <text:p text:style-name="P11"/>
      <text:p text:style-name="P12"><text:soft-page-break/>Effizienz:</text:p>
      <text:p text:style-name="P12"><text:span text:style-name="T1">Aufwand des Algorithmus </text:span><text:span text:style-name="T1"><draw:frame draw:style-name="fr2" draw:name="Object21" text:anchor-type="as-char" svg:y="-0.314cm" svg:width="0.536cm" svg:height="0.392cm" draw:z-index="12"><draw:object xlink:href="./Object 21" xlink:type="simple" xlink:show="embed" xlink:actuate="onLoad"/><draw:image xlink:href="./ObjectReplacements/Object 21" xlink:type="simple" xlink:show="embed" xlink:actuate="onLoad"/><svg:desc>Formel</svg:desc></draw:frame></text:span><text:span text:style-name="T1">Komplexität des Problems</text:span></text:p>
      <text:p text:style-name="P11">z.B.: K(P) = O(n log n)</text:p>
      <text:p text:style-name="P11">Algorithmus mit Aufwand = O(2n log n) ist effizient, weil Unterscheidung nur um konstanten Faktor</text:p>
      <text:p text:style-name="P11">Algorithmus mit Aufwand = O(n³) nicht effizient.</text:p>
      <text:p text:style-name="P14"/>
      <text:p text:style-name="P14"/>
      <text:p text:style-name="P8">Kondition: Eigenschaft des Problems</text:p>
      <text:p text:style-name="P9">Kab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Variante</text:p>
          </table:table-cell>
          <table:table-cell table:style-name="Table1.A1" office:value-type="string">
            <text:p text:style-name="P2">Beispiel</text:p>
          </table:table-cell>
          <table:table-cell table:style-name="Table1.C1" office:value-type="string">
            <text:p text:style-name="P2">Ergebnis</text:p>
          </table:table-cell>
        </table:table-row>
        <table:table-row>
          <table:table-cell table:style-name="Table1.A2" office:value-type="string">
            <text:p text:style-name="P1"><draw:frame draw:style-name="fr2" draw:name="Object13" text:anchor-type="as-char" svg:y="-0.314cm" svg:width="1.891cm" svg:height="0.392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1"><draw:frame draw:style-name="fr2" draw:name="Object2" text:anchor-type="as-char" svg:y="-0.363cm" svg:width="1.448cm" svg:height="0.466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C2" office:value-type="string">
            <text:p text:style-name="P1"><draw:frame draw:style-name="fr2" draw:name="Object3" text:anchor-type="as-char" svg:y="-0.365cm" svg:width="3.06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2" draw:name="Object14" text:anchor-type="as-char" svg:y="-0.314cm" svg:width="0.369cm" svg:height="0.39cm" draw:z-index="18"><draw:object xlink:href="./Object 14" xlink:type="simple" xlink:show="embed" xlink:actuate="onLoad"/><draw:image xlink:href="./ObjectReplacements/Object 14" xlink:type="simple" xlink:show="embed" xlink:actuate="onLoad"/></draw:frame>ist Lipschitzstetig</text:p>
            <text:p text:style-name="P1">Steigung hat Maximum</text:p>
            <text:p text:style-name="P1"><draw:frame draw:style-name="fr2" draw:name="Object4" text:anchor-type="as-char" svg:y="-0.323cm" svg:width="4.387cm" svg:height="0.427cm" draw:z-index="3"><draw:object xlink:href="./Object 4" xlink:type="simple" xlink:show="embed" xlink:actuate="onLoad"/><draw:image xlink:href="./ObjectReplacements/Object 4" xlink:type="simple" xlink:show="embed" xlink:actuate="onLoad"/></draw:frame> </text:p>
          </table:table-cell>
          <table:table-cell table:style-name="Table1.A2" office:value-type="string">
            <text:p text:style-name="P1"><draw:frame draw:style-name="fr2" draw:name="Object5" text:anchor-type="as-char" svg:y="-0.321cm" svg:width="1.655cm" svg:height="0.42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C2" office:value-type="string">
            <text:p text:style-name="P1"><draw:frame draw:style-name="fr2" draw:name="Object6" text:anchor-type="as-char" svg:y="-0.667cm" svg:width="3.184cm" svg:height="1.215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2" draw:name="Object7" text:anchor-type="as-char" svg:y="-0.321cm" svg:width="3.644cm" svg:height="0.42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"><draw:frame draw:style-name="fr2" draw:name="Object8" text:anchor-type="as-char" svg:y="-0.741cm" svg:width="2.155cm" svg:height="1.388cm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1"/>
            <text:p text:style-name="P1"/>
            <text:p text:style-name="P1"><draw:frame draw:style-name="fr2" draw:name="Object10" text:anchor-type="as-char" svg:y="-0.9cm" svg:width="2.154cm" svg:height="1.713cm" draw:z-index="5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C2" office:value-type="string">
            <text:p text:style-name="P1"><draw:frame draw:style-name="fr2" draw:name="Object9" text:anchor-type="as-char" svg:y="-0.923cm" svg:width="3.207cm" svg:height="1.757cm" draw:z-index="8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1"/>
            <text:p text:style-name="P1"><draw:frame draw:style-name="fr2" draw:name="Object11" text:anchor-type="as-char" svg:y="-0.901cm" svg:width="3.207cm" svg:height="1.716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2" draw:name="Object12" text:anchor-type="as-char" svg:y="-0.314cm" svg:width="3.265cm" svg:height="0.445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"><draw:frame draw:style-name="fr2" draw:name="Object15" text:anchor-type="as-char" svg:y="-0.706cm" svg:width="1.499cm" svg:height="1.337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"><draw:frame draw:style-name="fr2" draw:name="Object16" text:anchor-type="as-char" svg:y="-0.947cm" svg:width="4.142cm" svg:height="1.803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</table:table>
      <text:p text:style-name="P13"/>
      <text:p text:style-name="P9">Krel:</text:p>
      <text:p text:style-name="P9"><draw:frame draw:style-name="fr2" draw:name="Object17" text:anchor-type="as-char" svg:y="-0.57cm" svg:width="3.044cm" svg:height="0.94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draw:frame draw:style-name="fr2" draw:name="Object19" text:anchor-type="as-char" svg:y="-0.363cm" svg:width="3.496cm" svg:height="0.452cm" draw:z-index="53"><draw:object xlink:href="./Object 19" xlink:type="simple" xlink:show="embed" xlink:actuate="onLoad"/><draw:image xlink:href="./ObjectReplacements/Object 19" xlink:type="simple" xlink:show="embed" xlink:actuate="onLoad"/></draw:frame></text:p>
      <text:p text:style-name="P9"/>
      <text:p text:style-name="P8">Stabilität: Eigenschaft des Algorithmus</text:p>
      <text:p text:style-name="P8"><draw:frame draw:style-name="fr2" draw:name="Object18" text:anchor-type="as-char" svg:y="-4.279cm" svg:width="8.902cm" svg:height="8.48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>Gesamtfehler:</text:p>
      <text:p text:style-name="P8"><draw:frame draw:style-name="fr2" draw:name="Object22" text:anchor-type="as-char" svg:y="-0.91cm" svg:width="7.103cm" svg:height="1.697cm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A" table:number-columns-repeated="13"/>
        <table:table-row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D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F</text:p>
          </table:table-cell>
          <table:table-cell table:style-name="Table2.A1" office:value-type="string">
            <text:p text:style-name="P4">G</text:p>
          </table:table-cell>
          <table:table-cell table:style-name="Table2.A1" office:value-type="string">
            <text:p text:style-name="P4">H</text:p>
          </table:table-cell>
          <table:table-cell table:style-name="Table2.A1" office:value-type="string">
            <text:p text:style-name="P4">I</text:p>
          </table:table-cell>
          <table:table-cell table:style-name="Table2.A1" office:value-type="string">
            <text:p text:style-name="P4">J</text:p>
          </table:table-cell>
          <table:table-cell table:style-name="Table2.A1" office:value-type="string">
            <text:p text:style-name="P4">K</text:p>
          </table:table-cell>
          <table:table-cell table:style-name="Table2.A1" office:value-type="string">
            <text:p text:style-name="P4">L</text:p>
          </table:table-cell>
          <table:table-cell table:style-name="Table2.A1" office:value-type="string">
            <text:p text:style-name="P4">M</text:p>
          </table:table-cell>
          <table:table-cell table:style-name="Table2.A1" office:value-type="string">
            <text:p text:style-name="P4">N</text:p>
          </table:table-cell>
          <table:table-cell table:style-name="Table2.O1" office:value-type="string">
            <text:p text:style-name="P4">O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11</text:p>
          </table:table-cell>
          <table:table-cell table:style-name="Table2.A2" office:value-type="string">
            <text:p text:style-name="P5">12</text:p>
          </table:table-cell>
          <table:table-cell table:style-name="Table2.A2" office:value-type="string">
            <text:p text:style-name="P5">13</text:p>
          </table:table-cell>
          <table:table-cell table:style-name="Table2.A2" office:value-type="string">
            <text:p text:style-name="P5">14</text:p>
          </table:table-cell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16</text:p>
          </table:table-cell>
          <table:table-cell table:style-name="Table2.A2" office:value-type="string">
            <text:p text:style-name="P5">17</text:p>
          </table:table-cell>
          <table:table-cell table:style-name="Table2.A2" office:value-type="string">
            <text:p text:style-name="P5">18</text:p>
          </table:table-cell>
          <table:table-cell table:style-name="Table2.A2" office:value-type="string">
            <text:p text:style-name="P4">19</text:p>
          </table:table-cell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4">21</text:p>
          </table:table-cell>
          <table:table-cell table:style-name="Table2.A2" office:value-type="string">
            <text:p text:style-name="P4">22</text:p>
          </table:table-cell>
          <table:table-cell table:style-name="Table2.A2" office:value-type="string">
            <text:p text:style-name="P4">23</text:p>
          </table:table-cell>
          <table:table-cell table:style-name="Table2.O2" office:value-type="string">
            <text:p text:style-name="P4">24</text:p>
          </table:table-cell>
        </table:table-row>
      </table:table>
      <text:p text:style-name="P11"/>
      <text:p text:style-name="P11"><draw:frame draw:style-name="fr1" draw:name="graphics1" text:anchor-type="as-char" svg:width="0.041cm" svg:height="0.582cm" draw:z-index="20"><draw:image xlink:href="http://www.mathe-online.at/mathint/diff1/grafiken/leer.gif" xlink:type="simple" xlink:show="embed" xlink:actuate="onLoad"/></draw:frame><text:span text:style-name="T2">Ableitungen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unktion</text:p>
          </table:table-cell>
          <table:table-cell table:style-name="Tabelle1.B1" office:value-type="string">
            <text:p text:style-name="P3">Ableitung</text:p>
          </table:table-cell>
        </table:table-row>
        <table:table-row>
          <table:table-cell table:style-name="Tabelle1.A2" table:number-columns-spanned="2" office:value-type="string">
            <text:p text:style-name="P6">Produktregel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1" text:anchor-type="as-char" svg:width="1.64cm" svg:height="0.407cm" draw:z-index="2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" text:anchor-type="as-char" svg:width="3.507cm" svg:height="0.407cm" draw:z-index="2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>Quotientenregel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3" text:anchor-type="as-char" svg:width="1cm" svg:height="0.868cm" draw:z-index="2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4" text:anchor-type="as-char" svg:width="3.709cm" svg:height="0.914cm" draw:z-index="2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>Kettenregel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5" text:anchor-type="as-char" svg:width="1.381cm" svg:height="0.407cm" draw:z-index="2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6" text:anchor-type="as-char" svg:width="2.431cm" svg:height="0.407cm" draw:z-index="2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elle1.B1" table:number-columns-spanned="2" office:value-type="string">
            <text:p text:style-name="P6">Potenzfunktionen</text:p>
          </table:table-cell>
          <table:covered-table-cell/>
        </table:table-row>
        <table:table-row>
          <table:table-cell table:style-name="Tabelle1.A1" office:value-type="string">
            <text:p text:style-name="P6"><draw:frame draw:style-name="fr3" draw:name="Objekt7" text:anchor-type="as-char" svg:width="0.497cm" svg:height="0.841cm" draw:z-index="2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e1.B1" office:value-type="string">
            <text:p text:style-name="P6"><draw:frame draw:style-name="fr3" draw:name="Objekt8" text:anchor-type="as-char" svg:width="0.894cm" svg:height="0.887cm" draw:z-index="2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9" text:anchor-type="as-char" svg:width="0.619cm" svg:height="0.887cm" draw:z-index="29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10" text:anchor-type="as-char" svg:width="0.893cm" svg:height="0.887cm" draw:z-index="3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11" text:anchor-type="as-char" svg:width="2.545cm" svg:height="0.443cm" draw:z-index="31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12" text:anchor-type="as-char" svg:width="3.348cm" svg:height="0.871cm" draw:z-index="32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13" text:anchor-type="as-char" svg:width="2.799cm" svg:height="0.871cm" draw:z-index="33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14" text:anchor-type="as-char" svg:width="4.076cm" svg:height="0.871cm" draw:z-index="3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15" text:anchor-type="as-char" svg:width="2.808cm" svg:height="0.443cm" draw:z-index="35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16" text:anchor-type="as-char" svg:width="3.163cm" svg:height="0.841cm" draw:z-index="3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>Winkelfunktionen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17" text:anchor-type="as-char" svg:width="0.896cm" svg:height="0.395cm" draw:z-index="3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18" text:anchor-type="as-char" svg:width="1cm" svg:height="0.395cm" draw:z-index="3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19" text:anchor-type="as-char" svg:width="1cm" svg:height="0.395cm" draw:z-index="3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0" text:anchor-type="as-char" svg:width="1.171cm" svg:height="0.395cm" draw:z-index="40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21" text:anchor-type="as-char" svg:width="0.931cm" svg:height="0.395cm" draw:z-index="4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2" text:anchor-type="as-char" svg:width="1.222cm" svg:height="0.887cm" draw:z-index="4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23" text:anchor-type="as-char" svg:width="0.937cm" svg:height="0.395cm" draw:z-index="43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4" text:anchor-type="as-char" svg:width="1.393cm" svg:height="0.887cm" draw:z-index="4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>Exponentialfunktionen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25" text:anchor-type="as-char" svg:width="0.524cm" svg:height="0.443cm" draw:z-index="45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6" text:anchor-type="as-char" svg:width="0.524cm" svg:height="0.443cm" draw:z-index="4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27" text:anchor-type="as-char" svg:width="0.623cm" svg:height="0.443cm" draw:z-index="47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28" text:anchor-type="as-char" svg:width="0.875cm" svg:height="0.443cm" draw:z-index="4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>Logarithmusfunktionen</text:p>
          </table:table-cell>
          <table:covered-table-cell/>
        </table:table-row>
        <table:table-row>
          <table:table-cell table:style-name="Tabelle1.A3" office:value-type="string">
            <text:p text:style-name="P6"><draw:frame draw:style-name="fr3" draw:name="Objekt29" text:anchor-type="as-char" svg:width="0.723cm" svg:height="0.395cm" draw:z-index="49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30" text:anchor-type="as-char" svg:width="0.497cm" svg:height="0.841cm" draw:z-index="5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P6"><draw:frame draw:style-name="fr3" draw:name="Objekt31" text:anchor-type="as-char" svg:width="1.057cm" svg:height="0.443cm" draw:z-index="5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elle1.A2" office:value-type="string">
            <text:p text:style-name="P6"><draw:frame draw:style-name="fr3" draw:name="Objekt32" text:anchor-type="as-char" svg:width="1.064cm" svg:height="0.841cm" draw:z-index="52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</table:table>
      <text:p text:style-name="P12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as Wajnberg</meta:initial-creator>
    <meta:creation-date>2013-02-05T11:48:55</meta:creation-date>
    <dc:date>2013-02-07T16:27:04.16</dc:date>
    <meta:editing-duration>PT2H46M46S</meta:editing-duration>
    <meta:editing-cycles>8</meta:editing-cycles>
    <meta:generator>OpenOffice.org/3.3$Win32 OpenOffice.org_project/330m20$Build-9567</meta:generator>
    <meta:document-statistic meta:table-count="3" meta:image-count="1" meta:object-count="54" meta:page-count="3" meta:paragraph-count="115" meta:word-count="157" meta:character-count="100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p>
                <mrow>
                  <mo stretchy="false">(</mo>
                  <mrow>
                    <mi>a</mi>
                    <mo stretchy="false">+</mo>
                    <mi>b</mi>
                  </mrow>
                  <mo stretchy="false">)</mo>
                </mrow>
                <mn>2</mn>
              </msup>
              <mo stretchy="false">=</mo>
              <mrow>
                <mrow>
                  <msup>
                    <mi>a</mi>
                    <mn>2</mn>
                  </msup>
                  <mo stretchy="false">+</mo>
                  <mn>2ab</mn>
                </mrow>
                <mo stretchy="false">+</mo>
                <msup>
                  <mi>b</mi>
                  <mn>2</mn>
                </msup>
              </mrow>
            </mrow>
            <mtext>   </mtext>
            <mrow>
              <msup>
                <mrow>
                  <mo stretchy="false">(</mo>
                  <mrow>
                    <mi>a</mi>
                    <mo stretchy="false">−</mo>
                    <mi>b</mi>
                  </mrow>
                  <mo stretchy="false">)</mo>
                </mrow>
                <mn>2</mn>
              </msup>
              <mo stretchy="false">=</mo>
              <mrow>
                <mrow>
                  <msup>
                    <mi>a</mi>
                    <mn>2</mn>
                  </msup>
                  <mo stretchy="false">−</mo>
                  <mn>2ab</mn>
                </mrow>
                <mo stretchy="false">+</mo>
                <msup>
                  <mi>b</mi>
                  <mn>2</mn>
                </msup>
              </mrow>
            </mrow>
            <mtext>   </mtext>
            <mrow>
              <mo stretchy="false">(</mo>
              <mrow>
                <mi>a</mi>
                <mo stretchy="false">+</mo>
                <mi>b</mi>
              </mrow>
              <mo stretchy="false">)</mo>
            </mrow>
            <mrow>
              <mrow>
                <mo stretchy="false">(</mo>
                <mrow>
                  <mi>a</mi>
                  <mo stretchy="false">−</mo>
                  <mi>b</mi>
                </mrow>
                <mo stretchy="false">)</mo>
              </mrow>
              <mo stretchy="false">=</mo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</mrow>
        </mtd>
      </mtr>
      <mtr>
        <mtd/>
      </mtr>
      <mtr>
        <mtd>
          <mrow>
            <mfrac>
              <mi>x</mi>
              <mfrac>
                <mn>1</mn>
                <msup>
                  <mi>x</mi>
                  <mn>2</mn>
                </msup>
              </mfrac>
            </mfrac>
            <mo stretchy="false">=</mo>
            <mrow>
              <mi>x</mi>
              <mo stretchy="false">⋅</mo>
              <msup>
                <mi>x</mi>
                <mn>2</mn>
              </msup>
            </mrow>
          </mrow>
        </mtd>
      </mtr>
      <mtr>
        <mtd/>
      </mtr>
      <mtr>
        <mtd>
          <mrow>
            <mi>h</mi>
            <mrow>
              <mrow>
                <mrow>
                  <mrow>
                    <mrow>
                      <mo stretchy="false">(</mo>
                      <mi>x</mi>
                      <mo stretchy="false">)</mo>
                    </mrow>
                    <mo stretchy="false">=</mo>
                    <mfrac>
                      <mrow>
                        <mi>x</mi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stretchy="false">=</mo>
                  <mfrac>
                    <mrow>
                      <mi>x</mi>
                      <mo stretchy="false">+</mo>
                      <mn>1</mn>
                    </mrow>
                    <mrow>
                      <mrow>
                        <mo stretchy="false">(</mo>
                        <mrow>
                          <mi>x</mi>
                          <mo stretchy="false">+</mo>
                          <mn>1</mn>
                        </mrow>
                        <mo stretchy="false">)</mo>
                      </mrow>
                      <mrow>
                        <mo stretchy="false">(</mo>
                        <mrow>
                          <mi>x</mi>
                          <mo stretchy="false">−</mo>
                          <mn>1</mn>
                        </mrow>
                        <mo stretchy="false">)</mo>
                      </mrow>
                    </mrow>
                  </mfrac>
                </mrow>
                <mo stretchy="false">=</mo>
                <mfrac>
                  <mn>1</mn>
                  <mrow>
                    <mi>x</mi>
                    <mo stretchy="false">−</mo>
                    <mn>1</mn>
                  </mrow>
                </mfrac>
              </mrow>
              <mo stretchy="false">=</mo>
              <msup>
                <mrow>
                  <mo stretchy="false">(</mo>
                  <mrow>
                    <mi>x</mi>
                    <mo stretchy="false">−</mo>
                    <mn>1</mn>
                  </mrow>
                  <mo stretchy="false">)</mo>
                </mrow>
                <mrow>
                  <mo stretchy="false">−</mo>
                  <mn>1</mn>
                </mrow>
              </msup>
            </mrow>
          </mrow>
        </mtd>
      </mtr>
      <mtr>
        <mtd/>
      </mtr>
      <mtr>
        <mtd>
          <mrow>
            <mi>f</mi>
            <mrow>
              <mrow>
                <mo stretchy="false">(</mo>
                <mi>x</mi>
                <mo stretchy="false">)</mo>
              </mrow>
              <mo stretchy="false">=</mo>
              <mi>ln</mi>
            </mrow>
            <mrow>
              <mo stretchy="false">(</mo>
              <mi>x</mi>
              <mo stretchy="false">)</mo>
            </mrow>
            <mtext>   </mtext>
            <mi>f</mi>
            <mi>'</mi>
            <mrow>
              <mrow>
                <mo stretchy="false">(</mo>
                <mi>x</mi>
                <mo stretchy="false">)</mo>
              </mrow>
              <mo stretchy="false">=</mo>
              <mfrac>
                <mn>1</mn>
                <mi>x</mi>
              </mfrac>
            </mrow>
          </mrow>
        </mtd>
      </mtr>
      <mtr>
        <mtd/>
      </mtr>
      <mtr>
        <mtd>
          <mrow>
            <mroot>
              <mi>c</mi>
              <mi>n</mi>
            </mroot>
            <mo stretchy="false">=</mo>
            <msup>
              <mi>c</mi>
              <mfrac>
                <mn>1</mn>
                <mi>n</mi>
              </mfrac>
            </msup>
          </mrow>
        </mtd>
      </mtr>
      <mtr>
        <mtd/>
      </mtr>
      <mtr>
        <mtd>
          <mrow>
            <msup>
              <mi>x</mi>
              <mrow>
                <mn>1</mn>
                <mo stretchy="false">/</mo>
                <mn>2</mn>
              </mrow>
            </msup>
            <mrow>
              <mtext>     </mtext>
              <mo stretchy="false">=</mo>
              <mtext>     </mtext>
            </mrow>
            <msqrt>
              <mi>x</mi>
            </msqrt>
          </mrow>
        </mtd>
      </mtr>
      <mtr>
        <mtd>
          <mrow>
            <msup>
              <mi>x</mi>
              <mrow>
                <mrow>
                  <mo stretchy="false">−</mo>
                  <mn>1</mn>
                </mrow>
                <mo stretchy="false">/</mo>
                <mn>2</mn>
              </mrow>
            </msup>
            <mrow>
              <mtext>     </mtext>
              <mo stretchy="false">=</mo>
              <mtext>     </mtext>
            </mrow>
            <mfrac>
              <mn>1</mn>
              <msqrt>
                <mi>x</mi>
              </msqrt>
            </mfrac>
          </mrow>
        </mtd>
      </mtr>
      <mtr>
        <mtd>
          <mrow>
            <msup>
              <mi>x</mi>
              <mrow>
                <mn>3</mn>
                <mo stretchy="false">/</mo>
                <mn>2</mn>
              </mrow>
            </msup>
            <mrow>
              <mtext>     </mtext>
              <mo stretchy="false">=</mo>
              <mtext>     </mtext>
            </mrow>
            <mi>x</mi>
            <msqrt>
              <mi>x</mi>
            </msqrt>
          </mrow>
        </mtd>
      </mtr>
      <mtr>
        <mtd/>
      </mtr>
      <mtr>
        <mtd>
          <mtext>Dreiecksungleichung:</mtext>
        </mtd>
      </mtr>
      <mtr>
        <mtd>
          <mrow>
            <mrow>
              <mrow>
                <mfenced open="∣" close="∣">
                  <mi>a</mi>
                </mfenced>
                <mo stretchy="false">−</mo>
                <mfenced open="∣" close="∣">
                  <mi>b</mi>
                </mfenced>
              </mrow>
              <mo stretchy="false">≤</mo>
              <mfenced open="∣" close="∣">
                <mrow>
                  <mi>a</mi>
                  <mo stretchy="false">+</mo>
                  <mi>b</mi>
                </mrow>
              </mfenced>
            </mrow>
            <mo stretchy="false">≤</mo>
            <mrow>
              <mfenced open="∣" close="∣">
                <mi>a</mi>
              </mfenced>
              <mo stretchy="false">+</mo>
              <mfenced open="∣" close="∣">
                <mi>b</mi>
              </mfenced>
            </mrow>
          </mrow>
        </mtd>
      </mtr>
      <mtr>
        <mtd>
          <mrow>
            <mrow>
              <mrow>
                <mfenced open="∣" close="∣">
                  <mi>a</mi>
                </mfenced>
                <mo stretchy="false">−</mo>
                <mfenced open="∣" close="∣">
                  <mi>b</mi>
                </mfenced>
              </mrow>
              <mo stretchy="false">≤</mo>
              <mfenced open="∣" close="∣">
                <mrow>
                  <mi>a</mi>
                  <mo stretchy="false">−</mo>
                  <mi>b</mi>
                </mrow>
              </mfenced>
            </mrow>
            <mo stretchy="false">≤</mo>
            <mrow>
              <mfenced open="∣" close="∣">
                <mi>a</mi>
              </mfenced>
              <mo stretchy="false">+</mo>
              <mfenced open="∣" close="∣">
                <mi>b</mi>
              </mfenced>
            </mrow>
          </mrow>
        </mtd>
      </mtr>
      <mtr>
        <mtd/>
      </mtr>
      <mtr>
        <mtd>
          <mrow>
            <mrow>
              <mrow>
                <msup>
                  <mi>a</mi>
                  <mi>m</mi>
                </msup>
                <mo stretchy="false">⋅</mo>
                <msup>
                  <mi>a</mi>
                  <mi>n</mi>
                </msup>
              </mrow>
              <mo stretchy="false">=</mo>
              <msup>
                <mi>a</mi>
                <mrow>
                  <mi>m</mi>
                  <mo stretchy="false">+</mo>
                  <mi>n</mi>
                </mrow>
              </msup>
            </mrow>
            <mtext>     </mtext>
            <mrow>
              <mfrac>
                <msup>
                  <mi>a</mi>
                  <mi>m</mi>
                </msup>
                <msup>
                  <mi>a</mi>
                  <mi>n</mi>
                </msup>
              </mfrac>
              <mo stretchy="false">=</mo>
              <msup>
                <mi>a</mi>
                <mrow>
                  <mi>m</mi>
                  <mo stretchy="false">−</mo>
                  <mi>n</mi>
                </mrow>
              </msup>
            </mrow>
          </mrow>
        </mtd>
      </mtr>
      <mtr>
        <mtd/>
      </mtr>
      <mtr>
        <mtd>
          <mrow>
            <mrow>
              <mroot>
                <mroot>
                  <mi>a</mi>
                  <mi>m</mi>
                </mroot>
                <mi>n</mi>
              </mroot>
              <mo stretchy="false">=</mo>
              <mroot>
                <mi>a</mi>
                <mi mathvariant="italic">mn</mi>
              </mroot>
            </mrow>
            <mo stretchy="false">=</mo>
            <mroot>
              <mroot>
                <mi>a</mi>
                <mi>n</mi>
              </mroot>
              <mi>m</mi>
            </mroot>
          </mrow>
        </mtd>
      </mtr>
      <mtr>
        <mtd/>
      </mtr>
      <mtr>
        <mtd>
          <mrow>
            <msub>
              <mi>log</mi>
              <mi>a</mi>
            </msub>
            <mrow>
              <mi>b</mi>
              <mo stretchy="false">=</mo>
              <mi>c</mi>
            </mrow>
            <mtext> </mtext>
            <mo stretchy="false">⇔</mo>
            <mtext> </mtext>
            <mrow>
              <msup>
                <mi>a</mi>
                <mi>c</mi>
              </msup>
              <mo stretchy="false">=</mo>
              <mi>b</mi>
            </mrow>
            <mtext>    </mtext>
            <msub>
              <mi>log</mi>
              <mi>a</mi>
            </msub>
            <mrow>
              <mi>a</mi>
              <mo stretchy="false">=</mo>
              <mn>1</mn>
            </mrow>
            <mtext>   </mtext>
            <msub>
              <mi>log</mi>
              <mi>a</mi>
            </msub>
            <mrow>
              <mn>1</mn>
              <mo stretchy="false">=</mo>
              <mn>0</mn>
            </mrow>
          </mrow>
        </mtd>
      </mtr>
      <mtr>
        <mtd/>
      </mtr>
      <mtr>
        <mtd>
          <mtext>Trigonometrischer Pythagoras: </mtext>
        </mtd>
      </mtr>
      <mtr>
        <mtd>
          <mrow>
            <msup>
              <mi>sin</mi>
              <mn>2</mn>
            </msup>
            <mrow>
              <mrow>
                <mo stretchy="false">(</mo>
                <mi>x</mi>
                <mo stretchy="false">)</mo>
              </mrow>
              <mo stretchy="false">+</mo>
              <msup>
                <mi>cos</mi>
                <mn>2</mn>
              </msup>
            </mrow>
            <mrow>
              <mrow>
                <mo stretchy="false">(</mo>
                <mi>x</mi>
                <mo stretchy="false">)</mo>
              </mrow>
              <mo stretchy="false">=</mo>
              <mn>1</mn>
            </mrow>
          </mrow>
        </mtd>
      </mtr>
      <mtr>
        <mtd/>
      </mtr>
      <mtr>
        <mtd>
          <mrow>
            <mi>tan</mi>
            <mrow>
              <mo stretchy="false">α</mo>
              <mo stretchy="false">=</mo>
              <mfrac>
                <mrow>
                  <mi>sin</mi>
                  <mo stretchy="false">α</mo>
                </mrow>
                <mrow>
                  <mi>cos</mi>
                  <mo stretchy="false">α</mo>
                </mrow>
              </mfrac>
            </mrow>
            <mtext>          </mtext>
            <mi>cot</mi>
            <mrow>
              <mo stretchy="false">α</mo>
              <mo stretchy="false">=</mo>
              <mfrac>
                <mrow>
                  <mi>cos</mi>
                  <mo stretchy="false">α</mo>
                </mrow>
                <mrow>
                  <mi>sin</mi>
                  <mo stretchy="false">α</mo>
                </mrow>
              </mfrac>
            </mrow>
            <mtext>          </mtext>
            <mi>tan</mi>
            <mo stretchy="false">α</mo>
            <mi>cot</mi>
            <mrow>
              <mo stretchy="false">α</mo>
              <mo stretchy="false">=</mo>
              <mn>1</mn>
            </mrow>
          </mrow>
        </mtd>
      </mtr>
      <mtr>
        <mtd>
          <mrow>
            <mrow>
              <mn>1</mn>
              <mo stretchy="false">+</mo>
              <msup>
                <mi>tan</mi>
                <mn>2</mn>
              </msup>
            </mrow>
            <mrow>
              <mo stretchy="false">α</mo>
              <mo stretchy="false">=</mo>
              <mfrac>
                <mn>1</mn>
                <mrow>
                  <msup>
                    <mi>cos</mi>
                    <mn>2</mn>
                  </msup>
                  <mo stretchy="false">α</mo>
                </mrow>
              </mfrac>
            </mrow>
            <mtext>          </mtext>
            <mrow>
              <mn>1</mn>
              <mo stretchy="false">+</mo>
              <msup>
                <mi>cot</mi>
                <mn>2</mn>
              </msup>
            </mrow>
            <mrow>
              <mo stretchy="false">α</mo>
              <mo stretchy="false">=</mo>
              <mfrac>
                <mn>1</mn>
                <mrow>
                  <msup>
                    <mi>sin</mi>
                    <mn>2</mn>
                  </msup>
                  <mo stretchy="false">α</mo>
                </mrow>
              </mfrac>
            </mrow>
          </mrow>
        </mtd>
      </mtr>
      <mtr>
        <mtd>
          <mrow>
            <mi>sin</mi>
            <mrow>
              <mrow>
                <mo stretchy="false">(</mo>
                <mrow>
                  <mo stretchy="false">α</mo>
                  <mo stretchy="false">±</mo>
                  <mo stretchy="false">β</mo>
                </mrow>
                <mo stretchy="false">)</mo>
              </mrow>
              <mo stretchy="false">=</mo>
              <mi>sin</mi>
            </mrow>
            <mo stretchy="false">α</mo>
            <mi>cos</mi>
            <mrow>
              <mo stretchy="false">β</mo>
              <mo stretchy="false">±</mo>
              <mi>cos</mi>
            </mrow>
            <mo stretchy="false">α</mo>
            <mi>sin</mi>
            <mo stretchy="false">β</mo>
            <mtext>          </mtext>
            <mi>cos</mi>
            <mrow>
              <mrow>
                <mo stretchy="false">(</mo>
                <mrow>
                  <mo stretchy="false">α</mo>
                  <mo stretchy="false">±</mo>
                  <mo stretchy="false">β</mo>
                </mrow>
                <mo stretchy="false">)</mo>
              </mrow>
              <mo stretchy="false">=</mo>
              <mi>cos</mi>
            </mrow>
            <mo stretchy="false">α</mo>
            <mi>cos</mi>
            <mrow>
              <mo stretchy="false">β</mo>
              <mo stretchy="false">±</mo>
              <mi>sin</mi>
            </mrow>
            <mo stretchy="false">α</mo>
            <mi>sin</mi>
            <mo stretchy="false">β</mo>
          </mrow>
        </mtd>
      </mtr>
      <mtr>
        <mtd>
          <mrow>
            <mi>tan</mi>
            <mrow>
              <mrow>
                <mo stretchy="false">(</mo>
                <mrow>
                  <mo stretchy="false">α</mo>
                  <mo stretchy="false">±</mo>
                  <mo stretchy="false">β</mo>
                </mrow>
                <mo stretchy="false">)</mo>
              </mrow>
              <mo stretchy="false">=</mo>
              <mfrac>
                <mrow>
                  <mi>tan</mi>
                  <mrow>
                    <mo stretchy="false">α</mo>
                    <mo stretchy="false">±</mo>
                    <mi>tan</mi>
                  </mrow>
                  <mo stretchy="false">β</mo>
                </mrow>
                <mrow>
                  <mrow>
                    <mn>1</mn>
                    <mo stretchy="false">±</mo>
                    <mi>tan</mi>
                  </mrow>
                  <mo stretchy="false">α</mo>
                  <mi>tan</mi>
                  <mo stretchy="false">β</mo>
                </mrow>
              </mfrac>
            </mrow>
          </mrow>
        </mtd>
      </mtr>
    </mtable>
    <annotation encoding="StarMath 5.0">
(a+b)^2 = a^2 + 2ab + b^2  "   " (a-b)^2 = a^2 - 2ab + b^2"   "(a+b)(a-b)= a^2 - b^2  newline newline 
 {x} over { alignc {1} over {x^2} } = x cdot x ^2 newline newline
h(x) = {x+1} over {x^2 -1} = {alignc  x+1} over {(x+1)(x-1)} = {alignc 1} over {x-1} = (x-1)^-1
newline newline

f(x) = ln(x) "   " f'(x) = {alignc 1} over x newline newline 
nroot{n}{c} = c ^{alignc 1 over n} newline newline

x^{1/2} "     "= "     "sqrt x newline

x^{-1/2} "     "="     "{alignc 1} over sqrt x
newline

x^{3/2}"     " ="     " x sqrt x newline newline
"Dreiecksungleichung:" newline
abs a - abs b &lt;= abs {a + b} &lt;=abs a + abs b newline
abs a - abs b &lt;= abs {a-b} &lt;= abs a + abs b newline newline 
a^m cdot a ^ n = a ^{m+n} "     " {alignc a^m} over {alignc a ^n} = a ^{m-n} newline newline
 nroot n {  nroot m a } = nroot mn a = nroot m {nroot n a } newline newline
 log _{a}b = c " "dlrarrow " " a^c=b "    " log_a a = 1"   " log_a 1 = 0 newline newline
 "Trigonometrischer Pythagoras: " newline
sin^2(x) + cos^2(x) = 1 newline newline
tan %alpha =  {{alignc sin %alpha } over {alignc  cos %alpha}}"          " cot %alpha = {alignc cos %alpha } over {alignc sin %alpha}"          " tan %alpha cot %alpha =1 newline 1 + tan^2 %alpha = {alignc 1 } over {cos^2 %alpha} "          " 1 + cot^2 %alpha = {alignc 1 } over {sin^2 %alpha} newline
sin(%alpha +- %beta) = sin %alpha cos %beta +- cos %alpha sin %beta "          " cos(%alpha +- %beta) = cos %alpha cos %beta +- sin %alpha sin %beta newline 
tan(%alpha +- %beta) = { alignc tan %alpha +- tan %beta} over {1 +- tan %alpha tan %beta}
 </annotation>
  </semantics>
</math>
</file>

<file path=Object 10/content.xml><?xml version="1.0" encoding="utf-8"?>
<math xmlns="http://www.w3.org/1998/Math/MathML">
  <semantics>
    <mtable>
      <mtr>
        <mtd>
          <mrow>
            <munder accentunder="true">
              <mtext>Bsp. 2:</mtext>
              <mo>̲</mo>
            </munder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fenced open="∣" close="∣">
                  <mi>x</mi>
                </mfenced>
              </mrow>
              <mo stretchy="false">)</mo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sin</mi>
            </mrow>
            <mi>x</mi>
          </mrow>
        </mtd>
      </mtr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enced open="∣" close="∣">
                <mi>x</mi>
              </mfenced>
            </mrow>
          </mrow>
        </mtd>
      </mtr>
    </mtable>
    <annotation encoding="StarMath 5.0">underline "Bsp. 2:" newline
f(x) = sin(abs x) newline
g(x) = sin x newline
h(x)= abs x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Kabs</mi>
                <mi>f</mi>
              </msub>
              <mo stretchy="false">≤</mo>
              <mrow>
                <msub>
                  <mi mathvariant="italic">Kabs</mi>
                  <mi>g</mi>
                </msub>
                <mo stretchy="false">⋅</mo>
                <msub>
                  <mi mathvariant="italic">Kabs</mi>
                  <mi>h</mi>
                </msub>
              </mrow>
            </mrow>
          </mrow>
        </mtd>
      </mtr>
      <mtr>
        <mtd>
          <mrow>
            <mrow>
              <mi/>
              <mo stretchy="false">=</mo>
              <mrow>
                <mfenced open="∣" close="∣">
                  <mrow>
                    <mi>cos</mi>
                    <mi>x</mi>
                  </mrow>
                </mfenced>
                <mo stretchy="false">⋅</mo>
                <mn>1</mn>
              </mrow>
            </mrow>
          </mrow>
        </mtd>
      </mtr>
      <mtr>
        <mtd>
          <mrow>
            <mover>
              <mo stretchy="false">→</mo>
              <mtext>Resubst</mtext>
            </mover>
          </mrow>
        </mtd>
      </mtr>
      <mtr>
        <mtd>
          <mrow>
            <mrow>
              <mi/>
              <mo stretchy="false">=</mo>
              <mfenced open="∣" close="∣">
                <mrow>
                  <mi>cos</mi>
                  <mrow>
                    <mo stretchy="false">(</mo>
                    <mrow>
                      <mfenced open="∣" close="∣">
                        <mi>x</mi>
                      </mfenced>
                    </mrow>
                    <mo stretchy="false">)</mo>
                  </mrow>
                </mrow>
              </mfenced>
            </mrow>
          </mrow>
        </mtd>
      </mtr>
    </mtable>
    <annotation encoding="StarMath 5.0">Kabs_f &lt;= Kabs_g cdot Kabs_h newline
` = abs{ cos x} cdot 1 newline 
toward csup "Resubst"newline
` = abs {cos (abs x)}</annotation>
  </semantics>
</math>
</file>

<file path=Object 12/content.xml><?xml version="1.0" encoding="utf-8"?>
<math xmlns="http://www.w3.org/1998/Math/MathML">
  <semantics>
    <mrow>
      <mi>f</mi>
      <mtext> ist nicht stetig in </mtext>
      <msub>
        <mi>x</mi>
        <mn>0</mn>
      </msub>
    </mrow>
    <annotation encoding="StarMath 5.0">f " ist nicht stetig in " x_0</annotation>
  </semantics>
</math>
</file>

<file path=Object 13/content.xml><?xml version="1.0" encoding="utf-8"?>
<math xmlns="http://www.w3.org/1998/Math/MathML">
  <semantics>
    <mrow>
      <mi>f</mi>
      <mtext> ist diffbar</mtext>
    </mrow>
    <annotation encoding="StarMath 5.0">f" ist diffbar"</annotation>
  </semantics>
</math>
</file>

<file path=Object 14/content.xml><?xml version="1.0" encoding="utf-8"?>
<math xmlns="http://www.w3.org/1998/Math/MathML">
  <semantics>
    <mrow>
      <mi>f</mi>
    </mrow>
    <annotation encoding="StarMath 5.0">f </annotation>
  </semantics>
</math>
</file>

<file path=Object 1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sup>
                  <mi>x</mi>
                  <mn>3</mn>
                </msup>
              </mfrac>
            </mrow>
          </mrow>
        </mtd>
      </mtr>
      <mtr>
        <mtd>
          <mrow>
            <mrow>
              <msub>
                <mi>x</mi>
                <mn>0</mn>
              </msub>
              <mo stretchy="false">=</mo>
              <mn>0</mn>
            </mrow>
          </mrow>
        </mtd>
      </mtr>
    </mtable>
    <annotation encoding="StarMath 5.0">f(x) =    {alignc 1} over x^3 newline
x_0 = 0</annotation>
  </semantics>
</math>
</file>

<file path=Object 16/content.xml><?xml version="1.0" encoding="utf-8"?>
<math xmlns="http://www.w3.org/1998/Math/MathML">
  <semantics>
    <mtable>
      <mtr>
        <mtd>
          <mrow>
            <mrow>
              <mi mathvariant="italic">Kabs</mi>
              <mo stretchy="false">=</mo>
              <mo stretchy="false">∞</mo>
            </mrow>
            <mtext> für </mtext>
            <mrow>
              <msub>
                <mi>x</mi>
                <mn>0</mn>
              </msub>
              <mo stretchy="false">=</mo>
              <mn>0</mn>
            </mrow>
          </mrow>
        </mtd>
      </mtr>
      <mtr>
        <mtd>
          <mrow>
            <mrow>
              <mi mathvariant="italic">Kabs</mi>
              <mo stretchy="false">=</mo>
              <mfenced open="∣" close="∣">
                <mrow>
                  <mfrac>
                    <mrow>
                      <mrow>
                        <mo stretchy="false">−</mo>
                        <mn>3</mn>
                      </mrow>
                    </mrow>
                    <msup>
                      <mi>x</mi>
                      <mn>4</mn>
                    </msup>
                  </mfrac>
                </mrow>
              </mfenced>
            </mrow>
          </mrow>
        </mtd>
      </mtr>
      <mtr>
        <mtd>
          <mrow>
            <mrow>
              <mfenced open="∣" close="∣">
                <mrow>
                  <mi>f</mi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−</mo>
                    <mi>f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</mfenced>
              <mo stretchy="false">≤</mo>
              <mi mathvariant="italic">Kabs</mi>
            </mrow>
            <mrow>
              <mo stretchy="false">(</mo>
              <mrow>
                <mrow>
                  <msub>
                    <mi>x</mi>
                    <mn>0</mn>
                  </msub>
                  <mo stretchy="false">−</mo>
                  <mi>x</mi>
                </mrow>
              </mrow>
              <mo stretchy="false">)</mo>
            </mrow>
          </mrow>
        </mtd>
      </mtr>
    </mtable>
    <annotation encoding="StarMath 5.0">Kabs = %infinite " für " x_0 = 0 newline
Kabs= abs { alignc {-3} over x^4 } newline
abs {f(x_0) - f(x) } &lt;= Kabs (x_0 -x)</annotation>
  </semantics>
</math>
</file>

<file path=Object 17/content.xml><?xml version="1.0" encoding="utf-8"?>
<math xmlns="http://www.w3.org/1998/Math/MathML">
  <semantics>
    <mrow>
      <mrow>
        <mi mathvariant="italic">Krel</mi>
        <mo stretchy="false">=</mo>
        <mrow>
          <mfenced open="∣" close="∣">
            <mi mathvariant="italic">Kabs</mi>
          </mfenced>
          <mo stretchy="false">⋅</mo>
          <mrow>
            <mfrac>
              <mrow>
                <mfenced open="∣" close="∣">
                  <msub>
                    <mi>x</mi>
                    <mn>0</mn>
                  </msub>
                </mfenced>
              </mrow>
              <mrow>
                <mfenced open="∣" close="∣">
                  <mrow>
                    <mi>f</mi>
                    <mrow>
                      <mo stretchy="false">(</mo>
                      <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</mfenced>
              </mrow>
            </mfrac>
          </mrow>
        </mrow>
      </mrow>
    </mrow>
    <annotation encoding="StarMath 5.0">Krel = abs Kabs cdot{alignc  {abs x_0} over {abs {f(x_0)}}}</annotation>
  </semantics>
</math>
</file>

<file path=Object 18/content.xml><?xml version="1.0" encoding="utf-8"?>
<math xmlns="http://www.w3.org/1998/Math/MathML">
  <semantics>
    <mtable>
      <mtr>
        <mtd>
          <mrow>
            <mtext>1)</mtext>
          </mrow>
        </mtd>
      </mtr>
      <mtr>
        <mtd>
          <mrow>
            <mrow>
              <msub>
                <mo stretchy="false">σ</mo>
                <mi mathvariant="italic">Elementarfunktion</mi>
              </msub>
              <mo stretchy="false">=</mo>
              <mn>1</mn>
            </mrow>
          </mrow>
        </mtd>
      </mtr>
      <mtr>
        <mtd>
          <mrow>
            <mtext>Elementar-Fkt.</mtext>
            <mover accent="true">
              <mrow>
                <mtext>=</mtext>
              </mrow>
              <mo stretchy="false">̂</mo>
            </mover>
            <mtext> Fkt., wo wir zuerst x einsetzen</mtext>
          </mrow>
        </mtd>
      </mtr>
      <mtr>
        <mtd>
          <mrow/>
        </mtd>
      </mtr>
      <mtr>
        <mtd>
          <mrow>
            <mtext>2)</mtext>
          </mrow>
        </mtd>
      </mtr>
      <mtr>
        <mtd>
          <mrow>
            <mtext>()  vor  </mtext>
            <mo stretchy="false">∘</mo>
            <mrow>
              <mtext>  vor  </mtext>
              <mo stretchy="false">⋅</mo>
              <mtext>/</mtext>
            </mrow>
            <mrow>
              <mfrac>
                <mrow>
                  <mrow>
                    <mi/>
                    <mo stretchy="false">⋅</mo>
                    <mi/>
                  </mrow>
                </mrow>
                <mrow>
                  <mrow>
                    <mi/>
                    <mo stretchy="false">⋅</mo>
                    <mi/>
                  </mrow>
                </mrow>
              </mfrac>
            </mrow>
            <mrow>
              <mtext>  vor  </mtext>
              <mo stretchy="false">+</mo>
              <mtext>/</mtext>
            </mrow>
            <mrow>
              <mi/>
              <mo stretchy="false">−</mo>
              <mi/>
            </mrow>
          </mrow>
        </mtd>
      </mtr>
      <mtr>
        <mtd>
          <mrow/>
        </mtd>
      </mtr>
      <mtr>
        <mtd>
          <mrow>
            <mtext>3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i>h</mi>
            </mrow>
            <mrow>
              <mo stretchy="false">(</mo>
              <mrow>
                <mi>x</mi>
              </mrow>
              <mo stretchy="false">)</mo>
            </mrow>
            <mtext>  </mtext>
            <mo stretchy="false">⇒</mo>
            <mtext>  </mtext>
            <mrow>
              <msub>
                <mo stretchy="false">σ</mo>
                <mi>f</mi>
              </msub>
              <mo stretchy="false">≤</mo>
              <mrow>
                <mn>1</mn>
                <mo stretchy="false">+</mo>
                <mrow>
                  <mfrac>
                    <mrow>
                      <mrow>
                        <mfenced open="∣" close="∣">
                          <mrow>
                            <mi>g</mi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enced>
                        <mo stretchy="false">+</mo>
                        <mfenced open="∣" close="∣">
                          <mrow>
                            <mi>h</mi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enced>
                      </mrow>
                    </mrow>
                    <mrow>
                      <mfenced open="∣" close="∣">
                        <mrow>
                          <mi>g</mi>
                          <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  <mo stretchy="false">+</mo>
                            <mi>h</mi>
                          </mrow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fenced>
                    </mrow>
                  </mfrac>
                </mrow>
              </mrow>
            </mrow>
            <mrow>
              <mtext> </mtext>
              <mo stretchy="false">⋅</mo>
              <mtext> </mtext>
            </mrow>
            <mi mathvariant="italic">max</mi>
            <mtext>{</mtext>
            <msub>
              <mo stretchy="false">σ</mo>
              <mi>g</mi>
            </msub>
            <mi>,</mi>
            <msub>
              <mo stretchy="false">σ</mo>
              <mi>h</mi>
            </msub>
            <mtext>}</mtext>
          </mrow>
        </mtd>
      </mtr>
      <mtr>
        <mtd>
          <mrow/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h</mi>
            </mrow>
            <mrow>
              <mo stretchy="false">(</mo>
              <mrow>
                <mi>x</mi>
              </mrow>
              <mo stretchy="false">)</mo>
            </mrow>
            <mtext>  </mtext>
            <mo stretchy="false">⇒</mo>
            <mtext>  </mtext>
            <mrow>
              <msub>
                <mo stretchy="false">σ</mo>
                <mi>f</mi>
              </msub>
              <mo stretchy="false">≤</mo>
              <mrow>
                <mn>1</mn>
                <mo stretchy="false">+</mo>
                <mrow>
                  <mfrac>
                    <mrow>
                      <mrow>
                        <mfenced open="∣" close="∣">
                          <mrow>
                            <mi>g</mi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enced>
                        <mo stretchy="false">+</mo>
                        <mfenced open="∣" close="∣">
                          <mrow>
                            <mi>h</mi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enced>
                      </mrow>
                    </mrow>
                    <mrow>
                      <mfenced open="∣" close="∣">
                        <mrow>
                          <mi>g</mi>
                          <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  <mo stretchy="false">−</mo>
                            <mi>h</mi>
                          </mrow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fenced>
                    </mrow>
                  </mfrac>
                </mrow>
              </mrow>
            </mrow>
            <mrow>
              <mtext> </mtext>
              <mo stretchy="false">⋅</mo>
              <mtext> </mtext>
            </mrow>
            <mi mathvariant="italic">max</mi>
            <mtext>{</mtext>
            <msub>
              <mo stretchy="false">σ</mo>
              <mi>g</mi>
            </msub>
            <mi>,</mi>
            <msub>
              <mo stretchy="false">σ</mo>
              <mi>h</mi>
            </msub>
            <mtext>}</mtext>
          </mrow>
        </mtd>
      </mtr>
      <mtr>
        <mtd>
          <mrow/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x</mi>
              </mrow>
              <mo stretchy="false">)</mo>
            </mrow>
            <mrow>
              <mtext>  </mtext>
              <mo stretchy="false">⋅</mo>
              <mtext>/</mtext>
            </mrow>
            <mrow>
              <mfrac>
                <mrow>
                  <mrow>
                    <mi/>
                    <mo stretchy="false">⋅</mo>
                    <mi/>
                  </mrow>
                </mrow>
                <mrow>
                  <mrow>
                    <mi/>
                    <mo stretchy="false">⋅</mo>
                    <mi/>
                  </mrow>
                </mrow>
              </mfrac>
            </mrow>
            <mtext>  </mtext>
            <mi>h</mi>
            <mrow>
              <mo stretchy="false">(</mo>
              <mrow>
                <mi>x</mi>
              </mrow>
              <mo stretchy="false">)</mo>
            </mrow>
            <mtext>  </mtext>
            <mo stretchy="false">⇒</mo>
            <mtext>  </mtext>
            <mrow>
              <msub>
                <mo stretchy="false">σ</mo>
                <mi>f</mi>
              </msub>
              <mo stretchy="false">≤</mo>
              <mrow>
                <mn>1</mn>
                <mo stretchy="false">+</mo>
                <mrow>
                  <mn>2</mn>
                  <mo stretchy="false">⋅</mo>
                  <mi mathvariant="italic">max</mi>
                </mrow>
              </mrow>
            </mrow>
            <mtext>{</mtext>
            <msub>
              <mo stretchy="false">σ</mo>
              <mi>g</mi>
            </msub>
            <mi>,</mi>
            <msub>
              <mo stretchy="false">σ</mo>
              <mi>h</mi>
            </msub>
            <mtext>}</mtext>
          </mrow>
        </mtd>
      </mtr>
      <mtr>
        <mtd>
          <mrow/>
        </mtd>
      </mtr>
      <mtr>
        <mtd>
          <mrow>
            <mtext>4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o stretchy="false">∘</mo>
            <mi>h</mi>
            <mrow>
              <mo stretchy="false">(</mo>
              <mrow>
                <mi>x</mi>
              </mrow>
              <mo stretchy="false">)</mo>
            </mrow>
            <mtext>  </mtext>
            <mo stretchy="false">⇒</mo>
            <mtext>  </mtext>
            <mrow>
              <msub>
                <mo stretchy="false">σ</mo>
                <mi>f</mi>
              </msub>
              <mo stretchy="false">≤</mo>
              <mrow>
                <mn>1</mn>
                <mo stretchy="false">+</mo>
                <mrow>
                  <msub>
                    <mi mathvariant="italic">Krel</mi>
                    <mi>g</mi>
                  </msub>
                  <mo stretchy="false">⋅</mo>
                  <msub>
                    <mo stretchy="false">σ</mo>
                    <mi>h</mi>
                  </msub>
                </mrow>
              </mrow>
            </mrow>
          </mrow>
        </mtd>
      </mtr>
    </mtable>
    <annotation encoding="StarMath 5.0">"1)" newline
%sigma_Elementarfunktion = 1 newline
"Elementar-Fkt."  hat  {alignc "="}" Fkt., wo wir zuerst x einsetzen" newline newline "2)" newline
"()  vor  " circ "  vor  " cdot "/" {alignc {`cdot`} over {`cdot`}} "  vor  " + "/" `- ` newline newline
"3)" newline
f(x) = g(x) + h(x)"  " drarrow"  " %sigma_f &lt;= 1 + {alignc { abs {g(x)} + abs {h(x)}} over { abs {g(x) +h(x) } }  } " "cdot " "max"{" %sigma_g , %sigma_h "}" newline newline
f(x) = g(x) - h(x)"  " drarrow"  " %sigma_f &lt;= 1 + {alignc { abs {g(x)} + abs {h(x)}} over { abs {g(x) -h(x) } }  } " "cdot " "max"{" %sigma_g , %sigma_h "}" newline newline
f(x) = g(x)"  " cdot "/" {alignc {`cdot`} over {`cdot`}} "  "h(x)"  " drarrow"  " %sigma_f &lt;= 1 + 2 cdot max"{" %sigma_g , %sigma_h "}" newline newline 
"4)" newline
f(x) = g circ h(x) "  "drarrow"  " %sigma_f &lt;= 1 + Krel_g cdot %sigma_h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up>
          <mi>x</mi>
          <mi>n</mi>
        </msup>
      </mrow>
      <mtext> </mtext>
      <mo stretchy="false">⇒</mo>
      <mtext> </mtext>
      <mrow>
        <mi mathvariant="italic">Krel</mi>
        <mo stretchy="false">=</mo>
        <mfenced open="∣" close="∣">
          <mi>n</mi>
        </mfenced>
      </mrow>
    </mrow>
    <annotation encoding="StarMath 5.0">f(x) = x^n " " drarrow " " Krel = abs n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4</mn>
        </msup>
      </mrow>
    </mrow>
    <annotation encoding="StarMath 5.0">f(x) = x ^4</annotation>
  </semantics>
</math>
</file>

<file path=Object 2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1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22/content.xml><?xml version="1.0" encoding="utf-8"?>
<math xmlns="http://www.w3.org/1998/Math/MathML">
  <semantics>
    <mtable>
      <mtr>
        <mtd>
          <mrow>
            <mrow>
              <mi mathvariant="italic">GF</mi>
              <mo stretchy="false">≤</mo>
              <mrow>
                <mrow>
                  <mi mathvariant="italic">Krel</mi>
                  <mo stretchy="false">⋅</mo>
                  <mi mathvariant="italic">Eingabefehler</mi>
                </mrow>
                <mo stretchy="false">+</mo>
                <mrow>
                  <mo stretchy="false">σ</mo>
                  <mo stretchy="false">⋅</mo>
                  <mi mathvariant="italic">Auswertungsfehler</mi>
                </mrow>
              </mrow>
            </mrow>
          </mrow>
        </mtd>
      </mtr>
      <mtr>
        <mtd>
          <mrow>
            <mi mathvariant="italic">EF</mi>
            <mi mathvariant="normal">:</mi>
            <mfrac>
              <mfenced open="∣" close="∣">
                <mrow>
                  <mrow>
                    <mi>x</mi>
                    <mo stretchy="false">−</mo>
                    <mover accent="true">
                      <mi>x</mi>
                      <mo stretchy="false">̃</mo>
                    </mover>
                  </mrow>
                </mrow>
              </mfenced>
              <mrow>
                <mfenced open="∣" close="∣">
                  <mi>x</mi>
                </mfenced>
              </mrow>
            </mfrac>
          </mrow>
        </mtd>
      </mtr>
      <mtr>
        <mtd>
          <mrow>
            <mrow>
              <mrow>
                <mi mathvariant="italic">AF</mi>
                <mo stretchy="false">≤</mo>
                <mi mathvariant="italic">eps</mi>
              </mrow>
              <mo stretchy="false">=</mo>
              <mrow>
                <mn>2.2204</mn>
                <mo stretchy="false">⋅</mo>
                <msup>
                  <mn>10</mn>
                  <mrow>
                    <mo stretchy="false">−</mo>
                    <mn>16</mn>
                  </mrow>
                </msup>
              </mrow>
            </mrow>
          </mrow>
        </mtd>
      </mtr>
    </mtable>
    <annotation encoding="StarMath 5.0">GF &lt;= Krel cdot Eingabefehler + %sigma cdot Auswertungsfehler newline
EF : abs {x- tilde x} over {alignc abs x} newline
AF &lt;= eps = 2.2204 cdot 10 ^-16 </annotation>
  </semantics>
</math>
</file>

<file path=Object 23/content.xml><?xml version="1.0" encoding="utf-8"?>
<math xmlns="http://www.w3.org/1998/Math/MathML">
  <semantics>
    <mrow>
      <mi>f</mi>
      <mrow>
        <mo stretchy="false">(</mo>
        <mi>x</mi>
        <mo stretchy="false">)</mo>
      </mrow>
      <mi>g</mi>
      <mrow>
        <mo stretchy="false">(</mo>
        <mi>x</mi>
        <mo stretchy="false">)</mo>
      </mrow>
    </mrow>
    <annotation encoding="StarMath 5.0">f(x)g(x)</annotation>
  </semantics>
</math>
</file>

<file path=Object 24/content.xml><?xml version="1.0" encoding="utf-8"?>
<math xmlns="http://www.w3.org/1998/Math/MathML">
  <semantics>
    <mrow>
      <mi>f</mi>
      <mi>'</mi>
      <mrow>
        <mo stretchy="false">(</mo>
        <mi>x</mi>
        <mo stretchy="false">)</mo>
      </mrow>
      <mi>g</mi>
      <mrow>
        <mrow>
          <mo stretchy="false">(</mo>
          <mi>x</mi>
          <mo stretchy="false">)</mo>
        </mrow>
        <mo stretchy="false">+</mo>
        <mi>f</mi>
      </mrow>
      <mrow>
        <mo stretchy="false">(</mo>
        <mi>x</mi>
        <mo stretchy="false">)</mo>
      </mrow>
      <mi>g</mi>
      <mrow>
        <mo stretchy="false">(</mo>
        <mi>x</mi>
        <mo stretchy="false">)</mo>
      </mrow>
    </mrow>
    <annotation encoding="StarMath 5.0">f'(x)g(x) + f(x)g(x)</annotation>
  </semantics>
</math>
</file>

<file path=Object 25/content.xml><?xml version="1.0" encoding="utf-8"?>
<math xmlns="http://www.w3.org/1998/Math/MathML">
  <semantics>
    <mfrac>
      <mrow>
        <mi>f</mi>
        <mrow>
          <mo stretchy="false">(</mo>
          <mi>x</mi>
          <mo stretchy="false">)</mo>
        </mrow>
      </mrow>
      <mrow>
        <mi>g</mi>
        <mrow>
          <mo stretchy="false">(</mo>
          <mi>x</mi>
          <mo stretchy="false">)</mo>
        </mrow>
      </mrow>
    </mfrac>
    <annotation encoding="StarMath 5.0">{alignc f(x)} over {g(x)}</annotation>
  </semantics>
</math>
</file>

<file path=Object 26/content.xml><?xml version="1.0" encoding="utf-8"?>
<math xmlns="http://www.w3.org/1998/Math/MathML">
  <semantics>
    <mfrac>
      <mrow>
        <mi>f</mi>
        <mi>'</mi>
        <mrow>
          <mo stretchy="false">(</mo>
          <mi>x</mi>
          <mo stretchy="false">)</mo>
        </mrow>
        <mi>g</mi>
        <mrow>
          <mrow>
            <mo stretchy="false">(</mo>
            <mi>x</mi>
            <mo stretchy="false">)</mo>
          </mrow>
          <mo stretchy="false">−</mo>
          <mi>f</mi>
        </mrow>
        <mrow>
          <mo stretchy="false">(</mo>
          <mi>x</mi>
          <mo stretchy="false">)</mo>
        </mrow>
        <mi>g</mi>
        <mi>'</mi>
        <mrow>
          <mo stretchy="false">(</mo>
          <mi>x</mi>
          <mo stretchy="false">)</mo>
        </mrow>
      </mrow>
      <mrow>
        <mi>g</mi>
        <msup>
          <mrow>
            <mo stretchy="false">(</mo>
            <mi>x</mi>
            <mo stretchy="false">)</mo>
          </mrow>
          <mn>2</mn>
        </msup>
      </mrow>
    </mfrac>
    <annotation encoding="StarMath 5.0">{f'(x)g(x) - f(x)g'(x)} over {alignc g(x)^2}</annotation>
  </semantics>
</math>
</file>

<file path=Object 27/content.xml><?xml version="1.0" encoding="utf-8"?>
<math xmlns="http://www.w3.org/1998/Math/MathML">
  <semantics>
    <mrow>
      <mi>f</mi>
      <mrow>
        <mo stretchy="false">(</mo>
        <mrow>
          <mi>g</mi>
          <mrow>
            <mo stretchy="false">(</mo>
            <mi>x</mi>
            <mo stretchy="false">)</mo>
          </mrow>
        </mrow>
        <mo stretchy="false">)</mo>
      </mrow>
    </mrow>
    <annotation encoding="StarMath 5.0">f(g(x))</annotation>
  </semantics>
</math>
</file>

<file path=Object 28/content.xml><?xml version="1.0" encoding="utf-8"?>
<math xmlns="http://www.w3.org/1998/Math/MathML">
  <semantics>
    <mrow>
      <mi>f</mi>
      <mi>'</mi>
      <mrow>
        <mo stretchy="false">(</mo>
        <mrow>
          <mi>g</mi>
          <mrow>
            <mo stretchy="false">(</mo>
            <mi>x</mi>
            <mo stretchy="false">)</mo>
          </mrow>
        </mrow>
        <mo stretchy="false">)</mo>
      </mrow>
      <mi>g</mi>
      <mi>'</mi>
      <mrow>
        <mo stretchy="false">(</mo>
        <mi>x</mi>
        <mo stretchy="false">)</mo>
      </mrow>
    </mrow>
    <annotation encoding="StarMath 5.0">f'(g(x))g'(x)</annotation>
  </semantics>
</math>
</file>

<file path=Object 29/content.xml><?xml version="1.0" encoding="utf-8"?>
<math xmlns="http://www.w3.org/1998/Math/MathML">
  <semantics>
    <mfrac>
      <mn>1</mn>
      <mi>x</mi>
    </mfrac>
    <annotation encoding="StarMath 5.0">alignc 1 over x</annotation>
  </semantics>
</math>
</file>

<file path=Object 3/content.xml><?xml version="1.0" encoding="utf-8"?>
<math xmlns="http://www.w3.org/1998/Math/MathML">
  <semantics>
    <mrow>
      <mrow>
        <mrow>
          <mi mathvariant="italic">Kabs</mi>
          <mo stretchy="false">=</mo>
          <mfenced open="∣" close="∣">
            <mrow>
              <mi>f</mi>
              <mi>'</mi>
              <mrow>
                <mo stretchy="false">(</mo>
                <mrow>
                  <mi>x</mi>
                </mrow>
                <mo stretchy="false">)</mo>
              </mrow>
            </mrow>
          </mfenced>
        </mrow>
        <mo stretchy="false">=</mo>
        <mfenced open="∣" close="∣">
          <msup>
            <mn>4x</mn>
            <mn>3</mn>
          </msup>
        </mfenced>
      </mrow>
    </mrow>
    <annotation encoding="StarMath 5.0">Kabs = abs {f'(x)}= abs 4x^3</annotation>
  </semantics>
</math>
</file>

<file path=Object 30/content.xml><?xml version="1.0" encoding="utf-8"?>
<math xmlns="http://www.w3.org/1998/Math/MathML">
  <semantics>
    <mrow>
      <mo stretchy="false">−</mo>
      <mfrac>
        <mn>1</mn>
        <msup>
          <mi>x</mi>
          <mn>2</mn>
        </msup>
      </mfrac>
    </mrow>
    <annotation encoding="StarMath 5.0">-{{alignc 1} over {alignc x^2}}</annotation>
  </semantics>
</math>
</file>

<file path=Object 31/content.xml><?xml version="1.0" encoding="utf-8"?>
<math xmlns="http://www.w3.org/1998/Math/MathML">
  <semantics>
    <mfrac>
      <mn>1</mn>
      <msup>
        <mi>x</mi>
        <mn>2</mn>
      </msup>
    </mfrac>
    <annotation encoding="StarMath 5.0"> {alignc 1 over x^2}</annotation>
  </semantics>
</math>
</file>

<file path=Object 32/content.xml><?xml version="1.0" encoding="utf-8"?>
<math xmlns="http://www.w3.org/1998/Math/MathML">
  <semantics>
    <mrow>
      <mo stretchy="false">−</mo>
      <mfrac>
        <mn>1</mn>
        <msup>
          <mi>x</mi>
          <mn>3</mn>
        </msup>
      </mfrac>
    </mrow>
    <annotation encoding="StarMath 5.0">- {alignc 1 over x^3}</annotation>
  </semantics>
</math>
</file>

<file path=Object 33/content.xml><?xml version="1.0" encoding="utf-8"?>
<math xmlns="http://www.w3.org/1998/Math/MathML">
  <semantics>
    <mrow>
      <msup>
        <mi>x</mi>
        <mrow>
          <mn>1</mn>
          <mo stretchy="false">/</mo>
          <mn>2</mn>
        </mrow>
      </msup>
      <mrow>
        <mtext>     </mtext>
        <mo stretchy="false">=</mo>
        <mtext>     </mtext>
      </mrow>
      <msqrt>
        <mi>x</mi>
      </msqrt>
    </mrow>
    <annotation encoding="StarMath 5.0">x^{1/2} "     "= "     "sqrt x</annotation>
  </semantics>
</math>
</file>

<file path=Object 34/content.xml><?xml version="1.0" encoding="utf-8"?>
<math xmlns="http://www.w3.org/1998/Math/MathML">
  <semantics>
    <mrow>
      <mfrac>
        <mn>1</mn>
        <mn>2</mn>
      </mfrac>
      <msup>
        <mi>x</mi>
        <mrow>
          <mrow>
            <mo stretchy="false">−</mo>
            <mn>1</mn>
          </mrow>
          <mo stretchy="false">/</mo>
          <mn>2</mn>
        </mrow>
      </msup>
      <mrow>
        <mtext>     </mtext>
        <mo stretchy="false">=</mo>
        <mtext>     </mtext>
      </mrow>
      <mfrac>
        <mn>1</mn>
        <mrow>
          <mn>2</mn>
          <msqrt>
            <mi>x</mi>
          </msqrt>
        </mrow>
      </mfrac>
    </mrow>
    <annotation encoding="StarMath 5.0">{alignc 1 over 2 }x^{-1/2}"     " = "     "{alignc 1} over {2 sqrt x }</annotation>
  </semantics>
</math>
</file>

<file path=Object 35/content.xml><?xml version="1.0" encoding="utf-8"?>
<math xmlns="http://www.w3.org/1998/Math/MathML">
  <semantics>
    <mrow>
      <msup>
        <mi>x</mi>
        <mrow>
          <mrow>
            <mo stretchy="false">−</mo>
            <mn>1</mn>
          </mrow>
          <mo stretchy="false">/</mo>
          <mn>2</mn>
        </mrow>
      </msup>
      <mrow>
        <mtext>     </mtext>
        <mo stretchy="false">=</mo>
        <mtext>     </mtext>
      </mrow>
      <mfrac>
        <mn>1</mn>
        <msqrt>
          <mi>x</mi>
        </msqrt>
      </mfrac>
    </mrow>
    <annotation encoding="StarMath 5.0">x^{-1/2} "     "="     "{alignc 1} over sqrt x</annotation>
  </semantics>
</math>
</file>

<file path=Object 36/content.xml><?xml version="1.0" encoding="utf-8"?>
<math xmlns="http://www.w3.org/1998/Math/MathML">
  <semantics>
    <mrow>
      <mrow>
        <mo stretchy="false">−</mo>
        <mfrac>
          <mn>1</mn>
          <mn>2</mn>
        </mfrac>
      </mrow>
      <msup>
        <mi>x</mi>
        <mrow>
          <mrow>
            <mo stretchy="false">−</mo>
            <mn>3</mn>
          </mrow>
          <mo stretchy="false">/</mo>
          <mn>2</mn>
        </mrow>
      </msup>
      <mrow>
        <mtext>     </mtext>
        <mo stretchy="false">=</mo>
        <mrow>
          <mtext>     </mtext>
          <mo stretchy="false">−</mo>
          <mfrac>
            <mn>1</mn>
            <mrow>
              <mn>2x</mn>
              <msqrt>
                <mi>x</mi>
              </msqrt>
            </mrow>
          </mfrac>
        </mrow>
      </mrow>
    </mrow>
    <annotation encoding="StarMath 5.0">-{alignc 1 over 2 }x^{-3/2}"     " = "     " - {{alignc 1} over {2x sqrt x }}</annotation>
  </semantics>
</math>
</file>

<file path=Object 37/content.xml><?xml version="1.0" encoding="utf-8"?>
<math xmlns="http://www.w3.org/1998/Math/MathML">
  <semantics>
    <mrow>
      <msup>
        <mi>x</mi>
        <mrow>
          <mn>3</mn>
          <mo stretchy="false">/</mo>
          <mn>2</mn>
        </mrow>
      </msup>
      <mrow>
        <mtext>     </mtext>
        <mo stretchy="false">=</mo>
        <mtext>     </mtext>
      </mrow>
      <mi>x</mi>
      <msqrt>
        <mi>x</mi>
      </msqrt>
    </mrow>
    <annotation encoding="StarMath 5.0">x^{3/2}"     " ="     " x sqrt x</annotation>
  </semantics>
</math>
</file>

<file path=Object 38/content.xml><?xml version="1.0" encoding="utf-8"?>
<math xmlns="http://www.w3.org/1998/Math/MathML">
  <semantics>
    <mrow>
      <mfrac>
        <mn>3</mn>
        <mn>2</mn>
      </mfrac>
      <msup>
        <mi>x</mi>
        <mrow>
          <mn>1</mn>
          <mo stretchy="false">/</mo>
          <mn>2</mn>
        </mrow>
      </msup>
      <mrow>
        <mtext>     </mtext>
        <mo stretchy="false">=</mo>
        <mtext>     </mtext>
      </mrow>
      <mfrac>
        <mn>3</mn>
        <mn>2</mn>
      </mfrac>
      <msqrt>
        <mi>x</mi>
      </msqrt>
    </mrow>
    <annotation encoding="StarMath 5.0">3 over 2 x^{1/2}"     " = "     "3 over 2 sqrt x</annotation>
  </semantics>
</math>
</file>

<file path=Object 39/content.xml><?xml version="1.0" encoding="utf-8"?>
<math xmlns="http://www.w3.org/1998/Math/MathML">
  <semantics>
    <mrow>
      <mi mathvariant="italic">sin</mi>
      <mi>x</mi>
    </mrow>
    <annotation encoding="StarMath 5.0">sin x</annotation>
  </semantics>
</math>
</file>

<file path=Object 4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y</mi>
              </mrow>
              <mo stretchy="false">)</mo>
            </mrow>
          </mrow>
        </mfenced>
        <mo stretchy="false">≤</mo>
        <mi>L</mi>
      </mrow>
      <mfenced open="∣" close="∣">
        <mrow>
          <mrow>
            <mi>x</mi>
            <mo stretchy="false">−</mo>
            <mi>y</mi>
          </mrow>
        </mrow>
      </mfenced>
      <mtext> </mtext>
      <mo stretchy="false">∀</mo>
      <mi>x</mi>
      <mi>,</mi>
      <mi>y</mi>
    </mrow>
    <annotation encoding="StarMath 5.0">abs {f(x) - f(y) } &lt;= L abs{x-y}" " forall x,y</annotation>
  </semantics>
</math>
</file>

<file path=Object 40/content.xml><?xml version="1.0" encoding="utf-8"?>
<math xmlns="http://www.w3.org/1998/Math/MathML">
  <semantics>
    <mrow>
      <mi mathvariant="italic">cos</mi>
      <mi>x</mi>
    </mrow>
    <annotation encoding="StarMath 5.0">cos x</annotation>
  </semantics>
</math>
</file>

<file path=Object 41/content.xml><?xml version="1.0" encoding="utf-8"?>
<math xmlns="http://www.w3.org/1998/Math/MathML">
  <semantics>
    <mrow>
      <mi mathvariant="italic">cos</mi>
      <mi>x</mi>
    </mrow>
    <annotation encoding="StarMath 5.0">cos x</annotation>
  </semantics>
</math>
</file>

<file path=Object 42/content.xml><?xml version="1.0" encoding="utf-8"?>
<math xmlns="http://www.w3.org/1998/Math/MathML">
  <semantics>
    <mrow>
      <mrow>
        <mo stretchy="false">−</mo>
        <mi mathvariant="italic">sin</mi>
      </mrow>
      <mi>x</mi>
    </mrow>
    <annotation encoding="StarMath 5.0"> - sin x</annotation>
  </semantics>
</math>
</file>

<file path=Object 43/content.xml><?xml version="1.0" encoding="utf-8"?>
<math xmlns="http://www.w3.org/1998/Math/MathML">
  <semantics>
    <mrow>
      <mi mathvariant="italic">tan</mi>
      <mi>x</mi>
    </mrow>
    <annotation encoding="StarMath 5.0"> tan x</annotation>
  </semantics>
</math>
</file>

<file path=Object 44/content.xml><?xml version="1.0" encoding="utf-8"?>
<math xmlns="http://www.w3.org/1998/Math/MathML">
  <semantics>
    <mfrac>
      <mn>1</mn>
      <mrow>
        <msup>
          <mi mathvariant="italic">cos</mi>
          <mn>2</mn>
        </msup>
        <mi>x</mi>
      </mrow>
    </mfrac>
    <annotation encoding="StarMath 5.0">alignc 1 over {cos^2 x}</annotation>
  </semantics>
</math>
</file>

<file path=Object 45/content.xml><?xml version="1.0" encoding="utf-8"?>
<math xmlns="http://www.w3.org/1998/Math/MathML">
  <semantics>
    <mrow>
      <mi mathvariant="italic">cot</mi>
      <mi>x</mi>
    </mrow>
    <annotation encoding="StarMath 5.0">cot x</annotation>
  </semantics>
</math>
</file>

<file path=Object 46/content.xml><?xml version="1.0" encoding="utf-8"?>
<math xmlns="http://www.w3.org/1998/Math/MathML">
  <semantics>
    <mrow>
      <mo stretchy="false">−</mo>
      <mfrac>
        <mn>1</mn>
        <mrow>
          <msup>
            <mi mathvariant="italic">sin</mi>
            <mn>2</mn>
          </msup>
          <mi>x</mi>
        </mrow>
      </mfrac>
    </mrow>
    <annotation encoding="StarMath 5.0">- {alignc 1 over{sin^2 x}}</annotation>
  </semantics>
</math>
</file>

<file path=Object 47/content.xml><?xml version="1.0" encoding="utf-8"?>
<math xmlns="http://www.w3.org/1998/Math/MathML">
  <semantics>
    <msup>
      <mi>e</mi>
      <mi>x</mi>
    </msup>
    <annotation encoding="StarMath 5.0">e^x</annotation>
  </semantics>
</math>
</file>

<file path=Object 48/content.xml><?xml version="1.0" encoding="utf-8"?>
<math xmlns="http://www.w3.org/1998/Math/MathML">
  <semantics>
    <msup>
      <mi>e</mi>
      <mi>x</mi>
    </msup>
    <annotation encoding="StarMath 5.0">e^x</annotation>
  </semantics>
</math>
</file>

<file path=Object 49/content.xml><?xml version="1.0" encoding="utf-8"?>
<math xmlns="http://www.w3.org/1998/Math/MathML">
  <semantics>
    <msup>
      <mi>e</mi>
      <mi mathvariant="italic">kx</mi>
    </msup>
    <annotation encoding="StarMath 5.0">e^kx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enced open="∣" close="∣">
          <mn>2x</mn>
        </mfenced>
      </mrow>
    </mrow>
    <annotation encoding="StarMath 5.0">f(x) = abs 2x</annotation>
  </semantics>
</math>
</file>

<file path=Object 50/content.xml><?xml version="1.0" encoding="utf-8"?>
<math xmlns="http://www.w3.org/1998/Math/MathML">
  <semantics>
    <mrow>
      <mi>k</mi>
      <msup>
        <mi>e</mi>
        <mi mathvariant="italic">kx</mi>
      </msup>
    </mrow>
    <annotation encoding="StarMath 5.0">k e^kx</annotation>
  </semantics>
</math>
</file>

<file path=Object 51/content.xml><?xml version="1.0" encoding="utf-8"?>
<math xmlns="http://www.w3.org/1998/Math/MathML">
  <semantics>
    <mrow>
      <mi mathvariant="italic">ln</mi>
      <mi>x</mi>
    </mrow>
    <annotation encoding="StarMath 5.0">ln x</annotation>
  </semantics>
</math>
</file>

<file path=Object 52/content.xml><?xml version="1.0" encoding="utf-8"?>
<math xmlns="http://www.w3.org/1998/Math/MathML">
  <semantics>
    <mfrac>
      <mn>1</mn>
      <mi>x</mi>
    </mfrac>
    <annotation encoding="StarMath 5.0">alignc 1 over x</annotation>
  </semantics>
</math>
</file>

<file path=Object 53/content.xml><?xml version="1.0" encoding="utf-8"?>
<math xmlns="http://www.w3.org/1998/Math/MathML">
  <semantics>
    <mmultiscripts>
      <mrow>
        <mi mathvariant="italic">log</mi>
        <mi>x</mi>
      </mrow>
      <mprescripts/>
      <none/>
      <mi>a</mi>
    </mmultiscripts>
    <annotation encoding="StarMath 5.0">{log x} lsup{a} </annotation>
  </semantics>
</math>
</file>

<file path=Object 54/content.xml><?xml version="1.0" encoding="utf-8"?>
<math xmlns="http://www.w3.org/1998/Math/MathML">
  <semantics>
    <mfrac>
      <mn>1</mn>
      <mrow>
        <mi>x</mi>
        <mi mathvariant="italic">ln</mi>
        <mi>a</mi>
      </mrow>
    </mfrac>
    <annotation encoding="StarMath 5.0">{alignc 1 } over {x ln a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i mathvariant="italic">Kabs</mi>
                <mo stretchy="false">≤</mo>
                <mi>L</mi>
              </mrow>
              <mo stretchy="false">=</mo>
              <mn>2</mn>
            </mrow>
          </mrow>
        </mtd>
      </mtr>
      <mtr>
        <mtd>
          <mrow>
            <mfenced open="∣" close="∣">
              <mrow>
                <mrow>
                  <mfenced open="∣" close="∣">
                    <mn>2x</mn>
                  </mfenced>
                  <mo stretchy="false">−</mo>
                  <mfenced open="∣" close="∣">
                    <mn>2y</mn>
                  </mfenced>
                </mrow>
              </mrow>
            </mfenced>
          </mrow>
        </mtd>
      </mtr>
      <mtr>
        <mtd>
          <mrow>
            <mrow>
              <mi/>
              <mo stretchy="false">=</mo>
              <mn>2</mn>
            </mrow>
            <mrow>
              <mfenced open="∣" close="∣">
                <mrow>
                  <mrow>
                    <mfenced open="∣" close="∣">
                      <mi>x</mi>
                    </mfenced>
                    <mo stretchy="false">−</mo>
                    <mfenced open="∣" close="∣">
                      <mi>y</mi>
                    </mfenced>
                  </mrow>
                </mrow>
              </mfenced>
              <mo stretchy="false">≤</mo>
              <mn>2</mn>
            </mrow>
            <mfenced open="∣" close="∣">
              <mrow>
                <mrow>
                  <mi>x</mi>
                  <mo stretchy="false">−</mo>
                  <mi>y</mi>
                </mrow>
              </mrow>
            </mfenced>
          </mrow>
        </mtd>
      </mtr>
    </mtable>
    <annotation encoding="StarMath 5.0">Kabs &lt;= L = 2 newline
abs { abs 2x - abs 2y } newline 
` = 2 abs { abs x - abs y } &lt;= 2 abs{x-y}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o stretchy="false">∘</mo>
      <mi>h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h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(x) = g  circ h(x) = g(h(x))  </annotation>
  </semantics>
</math>
</file>

<file path=Object 8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sup>
                  <mi>x</mi>
                  <mn>2</mn>
                </msup>
              </mrow>
              <mo stretchy="false">)</mo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sin</mi>
            </mrow>
            <mi>x</mi>
          </mrow>
        </mtd>
      </mtr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n>2</mn>
              </msup>
            </mrow>
          </mrow>
        </mtd>
      </mtr>
    </mtable>
    <annotation encoding="StarMath 5.0">f(x) = sin(x^2) newline 
g(x) = sin x newline
h(x) = x^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Kabs</mi>
                <mi>f</mi>
              </msub>
              <mo stretchy="false">≤</mo>
              <mrow>
                <msub>
                  <mi mathvariant="italic">Kabs</mi>
                  <mi>g</mi>
                </msub>
                <mo stretchy="false">⋅</mo>
                <msub>
                  <mi mathvariant="italic">Kabs</mi>
                  <mi>h</mi>
                </msub>
              </mrow>
            </mrow>
          </mrow>
        </mtd>
      </mtr>
      <mtr>
        <mtd>
          <mrow>
            <mrow>
              <mi/>
              <mo stretchy="false">=</mo>
              <mrow>
                <mfenced open="∣" close="∣">
                  <mrow>
                    <mi>cos</mi>
                    <mi>x</mi>
                  </mrow>
                </mfenced>
                <mo stretchy="false">⋅</mo>
                <mfenced open="∣" close="∣">
                  <mn>2x</mn>
                </mfenced>
              </mrow>
            </mrow>
          </mrow>
        </mtd>
      </mtr>
      <mtr>
        <mtd>
          <mrow>
            <mover>
              <mo stretchy="false">→</mo>
              <mi mathvariant="italic">Resubst</mi>
            </mover>
          </mrow>
        </mtd>
      </mtr>
      <mtr>
        <mtd>
          <mrow>
            <mrow>
              <mi/>
              <mo stretchy="false">=</mo>
              <mrow>
                <mfenced open="∣" close="∣">
                  <mrow>
                    <mi>cos</mi>
                    <mrow>
                      <mo stretchy="false">(</mo>
                      <mrow>
                        <msup>
                          <mi>x</mi>
                          <mn>2</mn>
                        </msup>
                      </mrow>
                      <mo stretchy="false">)</mo>
                    </mrow>
                  </mrow>
                </mfenced>
                <mo stretchy="false">⋅</mo>
                <mfenced open="∣" close="∣">
                  <mn>2x</mn>
                </mfenced>
              </mrow>
            </mrow>
          </mrow>
        </mtd>
      </mtr>
    </mtable>
    <annotation encoding="StarMath 5.0">Kabs_f &lt;= Kabs_g cdot Kabs_h newline
`= abs{cos x} cdot abs 2x newline
toward csup Resubst newline `=
abs {cos(x^2)} cdot abs 2x</annotation>
  </semantics>
</math>
</file>